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5cm"/>
    </style:style>
    <style:style style:name="gr16" style:family="graphic" style:parent-style-name="standard">
      <style:graphic-properties draw:stroke="none" svg:stroke-color="#000000" draw:fill="none" draw:fill-color="#ffffff" fo:min-height="0.529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0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22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25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34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7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8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39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40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41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43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44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45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46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4.194cm"/>
    </style:style>
    <style:style style:name="gr48" style:family="graphic" style:parent-style-name="standard">
      <style:graphic-properties draw:textarea-horizontal-align="justify" draw:textarea-vertical-align="middle" draw:auto-grow-height="false" fo:min-height="0.37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158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fo:min-height="0.265cm"/>
    </style:style>
    <style:style style:name="gr55" style:family="graphic" style:parent-style-name="standard">
      <style:graphic-properties draw:stroke="none" svg:stroke-color="#000000" draw:fill="none" draw:fill-color="#ffffff" fo:min-height="0.315cm"/>
    </style:style>
    <style:style style:name="gr5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57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58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4.8cm"/>
    </style:style>
    <style:style style:name="gr60" style:family="graphic" style:parent-style-name="standard">
      <style:graphic-properties draw:textarea-horizontal-align="justify" draw:textarea-vertical-align="middle" draw:auto-grow-height="false" fo:min-height="1.05cm" fo:min-width="0cm"/>
    </style:style>
    <style:style style:name="gr6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A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</text:span><text:span text:style-name="T1">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EPA</text:span><text:span text:style-name="T1">R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E</text:span><text:span text:style-name="T1">NDE</text:span><text:span text:style-name="T1">N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2.8cm" svg:height="0.8cm" svg:x="37.2cm" svg:y="12.5cm">
          <text:p text:style-name="P1"><text:span text:style-name="T1">MANAG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6cm" svg:height="0.8cm" svg:x="32.7cm" svg:y="12.5cm">
          <text:p text:style-name="P1"><text:span text:style-name="T1">RES</text:span><text:span text:style-name="T1">PON</text:span><text:span text:style-name="T1">SABI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8cm" svg:x="29cm" svg:y="12.5cm">
          <text:p text:style-name="P1"><text:span text:style-name="T1">SE</text:span><text:span text:style-name="T1">MPL</text:span><text:span text:style-name="T1">IC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1" draw:layer="layout" svg:width="0.487cm" svg:height="1cm" svg:x="34.213cm" svg:y="9.7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2" draw:text-style-name="P1" draw:layer="layout" svg:width="8.8cm" svg:height="0.2cm" svg:x="30cm" svg:y="10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4cm" svg:height="1.6cm" svg:x="29.9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4.3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8.5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3" xml:id="id6" draw:id="id6" draw:layer="layout" svg:width="1.8cm" svg:height="1.8cm" svg:x="29.3cm" svg:y="8.3cm">
          <text:p text:style-name="P1"><text:span text:style-name="T1">Lavo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>(1, n)</text:span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>(0, n)</text:span></text:p>
          <text:p text:style-name="P1"><text:span text:style-name="T1"/></text:p>
        </draw:connector>
        <draw:custom-shape draw:style-name="gr15" draw:text-style-name="P3" xml:id="id8" draw:id="id8" draw:layer="layout" svg:width="2cm" svg:height="1.6cm" svg:x="24.1cm" svg:y="11.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25.1cm" svg:y1="11.4cm" svg:x2="25.13cm" svg:y2="9.8cm" draw:start-shape="id8" draw:start-glue-point="0" draw:end-shape="id5" svg:d="M25100 11400v-800h30v-800" svg:viewBox="0 0 31 1601">
          <text:p/>
        </draw:connector>
        <draw:connector draw:style-name="gr7" draw:text-style-name="P2" draw:layer="layout" draw:line-skew="0.499cm" svg:x1="34.5cm" svg:y1="13.3cm" svg:x2="25.1cm" svg:y2="13cm" draw:start-shape="id9" draw:start-glue-point="2" draw:end-shape="id8" draw:end-glue-point="6" svg:d="M34500 13300v1000h-9400v-1300" svg:viewBox="0 0 9401 1301">
          <text:p/>
        </draw:connector>
        <draw:frame draw:style-name="gr16" draw:text-style-name="P4" draw:layer="layout" svg:width="1.6cm" svg:height="0.779cm" svg:x="37.3cm" svg:y="13.4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5cm" svg:y="9.8cm">
          <draw:text-box>
            <text:p><text:span text:style-name="T2">(1, 1</text:span><text:span text:style-name="T1">)</text:span></text:p>
          </draw:text-box>
        </draw:frame>
        <draw:custom-shape draw:style-name="gr17" draw:text-style-name="P3" xml:id="id10" draw:id="id10" draw:layer="layout" svg:width="1.8cm" svg:height="1.4cm" svg:x="13.6cm" svg:y="1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495cm" svg:y1="9.8cm" svg:x2="14.5cm" svg:y2="14cm" draw:end-shape="id10" svg:d="M14495 9800v1850h5v2350" svg:viewBox="0 0 6 4201">
          <text:p/>
        </draw:connector>
        <draw:connector draw:style-name="gr7" draw:text-style-name="P2" draw:layer="layout" svg:x1="15.4cm" svg:y1="14.7cm" svg:x2="38.6cm" svg:y2="13.3cm" draw:start-shape="id10" draw:start-glue-point="7" draw:end-shape="id11" draw:end-glue-point="2" svg:d="M15400 14700h23200v-1400" svg:viewBox="0 0 23201 1401">
          <text:p/>
        </draw:connector>
        <draw:frame draw:style-name="gr16" draw:text-style-name="P4" draw:layer="layout" svg:width="1.6cm" svg:height="0.779cm" svg:x="33.2cm" svg:y="13.80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14.3cm" svg:y="10.1cm">
          <draw:text-box>
            <text:p><text:span text:style-name="T2">(1, 1</text:span><text:span text:style-name="T1">)</text:span></text:p>
          </draw:text-box>
        </draw:frame>
        <draw:custom-shape draw:style-name="gr18" draw:text-style-name="P2" xml:id="id14" draw:id="id14" draw:layer="layout" svg:width="2.6cm" svg:height="1cm" svg:x="2.2cm" svg:y="12.5cm">
          <text:p text:style-name="P1"><text:span text:style-name="T1">SCONTR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2.8cm" svg:height="1.2cm" svg:x="2.1cm" svg:y="16.1cm">
          <text:p text:style-name="P1"><text:span text:style-name="T1">FDELITY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2" draw:id="id12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" xml:id="id15" draw:id="id15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12" draw:start-glue-point="6" draw:end-shape="id13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12" draw:start-glue-point="4" draw:end-shape="id14" draw:end-glue-point="2" svg:d="M3500 14300v-800" svg:viewBox="0 0 1 801">
          <text:p/>
        </draw:connector>
        <draw:frame draw:style-name="gr16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5" draw:start-glue-point="4" draw:end-shape="id13" draw:end-glue-point="2" svg:d="M3500 28100v-10800" svg:viewBox="0 0 1 10801">
          <text:p/>
        </draw:connector>
        <draw:frame draw:style-name="gr16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22" draw:text-style-name="P3" xml:id="id16" draw:id="id16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4" draw:end-shape="id16" svg:d="M4800 13000h1300v-750h1300" svg:viewBox="0 0 2601 751">
          <text:p/>
        </draw:connector>
        <draw:frame draw:style-name="gr16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23" draw:text-style-name="P2" xml:id="id17" draw:id="id17" draw:layer="layout" svg:width="2.9cm" svg:height="0.8cm" svg:x="17cm" svg:y="16.7cm">
          <text:p text:style-name="P1"><text:span text:style-name="T1">PRO</text:span><text:span text:style-name="T1">DO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8" draw:id="id18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7" draw:start-glue-point="0" draw:end-shape="id18" draw:end-glue-point="5" svg:d="M18450 16700v-4950h1150" svg:viewBox="0 0 1151 4951">
          <text:p/>
        </draw:connector>
        <draw:connector draw:style-name="gr25" draw:text-style-name="P2" draw:layer="layout" draw:line-skew="-0.273cm" svg:x1="21.9cm" svg:y1="11.75cm" svg:x2="23.46cm" svg:y2="9.499cm" draw:start-shape="id18" draw:start-glue-point="7" svg:d="M21900 11750h508v-2251h1052" svg:viewBox="0 0 1561 2252">
          <text:p/>
        </draw:connector>
        <draw:frame draw:style-name="gr16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7" draw:text-style-name="P3" xml:id="id19" draw:id="id19" draw:layer="layout" svg:width="1.8cm" svg:height="1.4cm" svg:x="7.2cm" svg:y="16.4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9" draw:start-glue-point="1" draw:end-shape="id17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9" svg:d="M7200 17100h-1100v-3878h-1284" svg:viewBox="0 0 2385 3879">
          <text:p/>
        </draw:connector>
        <draw:frame draw:style-name="gr16" draw:text-style-name="P4" draw:layer="layout" svg:width="1.66cm" svg:height="0.779cm" svg:x="15.74cm" svg:y="16.5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xml:id="id21" draw:id="id21" draw:layer="layout" svg:width="3.4cm" svg:height="1.2cm" svg:x="11.6cm" svg:y="2.2cm">
          <text:p text:style-name="P1"><text:span text:style-name="T1">MAGAZZIN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20" draw:id="id20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20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20" draw:start-glue-point="4" draw:end-shape="id21" svg:d="M13300 5100v-1700" svg:viewBox="0 0 1 1701">
          <text:p/>
        </draw:connector>
        <draw:frame draw:style-name="gr16" draw:text-style-name="P4" draw:layer="layout" svg:width="1.6cm" svg:height="0.779cm" svg:x="12.9cm" svg:y="7.3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3.2cm" svg:y="3.421cm">
          <draw:text-box>
            <text:p><text:span text:style-name="T2">(</text:span><text:span text:style-name="T2">1</text:span><text:span text:style-name="T2">, </text:span><text:span text:style-name="T2">1</text:span><text:span text:style-name="T1">)</text:span></text:p>
          </draw:text-box>
        </draw:frame>
        <draw:custom-shape draw:style-name="gr28" draw:text-style-name="P2" xml:id="id23" draw:id="id23" draw:layer="layout" svg:width="2.8cm" svg:height="1cm" svg:x="21.1cm" svg:y="2.3cm">
          <text:p text:style-name="P1"><text:span text:style-name="T1">SCAFFA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5" draw:id="id25" draw:layer="layout" svg:width="2.8cm" svg:height="1cm" svg:x="16.2cm" svg:y="4.3cm">
          <text:p text:style-name="P1"><text:span text:style-name="T1">RIPIANO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2" draw:id="id22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4" draw:id="id24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21" draw:start-glue-point="1" draw:end-shape="id22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22" draw:start-glue-point="7" draw:end-shape="id23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23" draw:start-glue-point="2" draw:end-shape="id24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4" draw:start-glue-point="5" draw:end-shape="id25" draw:end-glue-point="1" svg:d="M21200 4800h-2200" svg:viewBox="0 0 2201 1">
          <text:p/>
        </draw:connector>
        <draw:frame draw:style-name="gr16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6" draw:id="id26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5" draw:end-shape="id26" draw:end-glue-point="4" svg:d="M17600 5300v1500" svg:viewBox="0 0 1 1501">
          <text:p/>
        </draw:connector>
        <draw:custom-shape draw:style-name="gr32" draw:text-style-name="P2" xml:id="id31" draw:id="id31" draw:layer="layout" svg:width="3.1cm" svg:height="1.1cm" svg:x="7.5cm" svg:y="25.3cm">
          <text:p text:style-name="P1"><text:span text:style-name="T1">FORNI</text:span><text:span text:style-name="T1">TOR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7" draw:id="id27" draw:layer="layout" svg:width="2.7cm" svg:height="1.1cm" svg:x="7.7cm" svg:y="20.1cm">
          <text:p text:style-name="P1"><text:span text:style-name="T1">ORDI</text:span><text:span text:style-name="T1">N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6" draw:start-glue-point="6" svg:d="M17600 8500v4356h452v3854" svg:viewBox="0 0 453 8211">
          <text:p/>
        </draw:connector>
        <draw:frame draw:style-name="gr16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2.1cm" svg:y="8.621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6" draw:start-glue-point="7" svg:d="M9500 12250h900v-2752h1321" svg:viewBox="0 0 2222 2753">
          <text:p/>
        </draw:connector>
        <draw:custom-shape draw:style-name="gr34" draw:text-style-name="P2" xml:id="id33" draw:id="id33" draw:layer="layout" svg:width="2.9cm" svg:height="1.3cm" svg:x="33.7cm" svg:y="23.4cm">
          <text:p text:style-name="P1"><text:span text:style-name="T1">CATE</text:span><text:span text:style-name="T1">GORI</text:span><text:span text:style-name="T1">A</text:span></text:p>
          <text:p text:style-name="P1"><text:span text:style-name="T1">PRO</text:span><text:span text:style-name="T1">DOTT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xml:id="id30" draw:id="id30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" xml:id="id28" draw:id="id28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" xml:id="id29" draw:id="id29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7" draw:start-glue-point="0" draw:end-shape="id28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8" draw:start-glue-point="4" draw:end-shape="id3" svg:d="M11950 18000v-2100h1350v-6100" svg:viewBox="0 0 1351 8201">
          <text:p/>
        </draw:connector>
        <draw:frame draw:style-name="gr16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9" draw:start-glue-point="5" draw:end-shape="id27" svg:d="M13800 20650h-3400" svg:viewBox="0 0 3401 1">
          <text:p/>
        </draw:connector>
        <draw:frame draw:style-name="gr16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30" draw:start-glue-point="4" draw:end-shape="id27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30" draw:start-glue-point="6" draw:end-shape="id31" svg:d="M9050 24000v1300" svg:viewBox="0 0 1 1301">
          <text:p/>
        </draw:connector>
        <draw:frame draw:style-name="gr16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7" draw:text-style-name="P3" xml:id="id32" draw:id="id32" draw:layer="layout" svg:width="1.8cm" svg:height="1.6cm" svg:x="24.4cm" svg:y="25.2cm">
          <text:p text:style-name="P1"><text:span text:style-name="T1">forn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31" draw:end-shape="id32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32" draw:end-shape="id33" svg:d="M26200 26000h4050v-1950h3450" svg:viewBox="0 0 7501 1951">
          <text:p/>
        </draw:connector>
        <draw:frame draw:style-name="gr16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g>
          <draw:custom-shape draw:style-name="gr11" draw:text-style-name="P1" draw:layer="layout" svg:width="0.487cm" svg:height="1cm" svg:x="34.712cm" svg:y="24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30.499cm" svg:y="2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30.39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3.5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6.001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6" draw:text-style-name="P2" draw:layer="layout" svg:width="3.4cm" svg:height="1.2cm" svg:x="28.5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ABBI</text:span><text:span text:style-name="T1">GLIA</text:span><text:span text:style-name="T1">MEN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9cm" svg:height="1.1cm" svg:x="32.3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ALIM</text:span><text:span text:style-name="T1">ENTA</text:span><text:span text:style-name="T1">RI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35.4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CALZ</text:span><text:span text:style-name="T1">ATU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38.5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LUDI</text:span><text:span text:style-name="T1">C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9" draw:text-style-name="P3" xml:id="id34" draw:id="id34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4" draw:end-glue-point="3" svg:d="M14904 9670h1646v6080h5450" svg:viewBox="0 0 7097 6081">
          <text:p/>
        </draw:connector>
        <draw:frame draw:style-name="gr16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33" draw:start-glue-point="0" draw:end-shape="id34" draw:end-glue-point="6" svg:d="M35150 23400v-6000h-12000v-800" svg:viewBox="0 0 12001 6801">
          <text:p/>
        </draw:connector>
        <draw:frame draw:style-name="gr16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5" draw:end-glue-point="2" svg:d="M10300 25290v-729h18898" svg:viewBox="0 0 18899 730">
          <text:p/>
        </draw:connector>
        <draw:connector draw:style-name="gr7" draw:text-style-name="P2" xml:id="id35" draw:id="id35" draw:layer="layout" draw:line-skew="1.071cm" svg:x1="29.198cm" svg:y1="24.561cm" svg:x2="33.315cm" svg:y2="20.373cm" draw:end-shape="id36" draw:end-glue-point="2" svg:d="M29198 24561v-772h4117v-3416" svg:viewBox="0 0 4118 4189">
          <text:p/>
        </draw:connector>
        <draw:connector draw:style-name="gr7" draw:text-style-name="P2" xml:id="id36" draw:id="id36" draw:layer="layout" draw:line-skew="2.741cm" svg:x1="33.315cm" svg:y1="20.373cm" svg:x2="24.3cm" svg:y2="15.75cm" draw:end-shape="id34" draw:end-glue-point="7" svg:d="M33315 20373h-1515v-4623h-7500" svg:viewBox="0 0 9016 4624">
          <text:p/>
        </draw:connector>
        <draw:frame draw:style-name="gr16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9" draw:start-glue-point="4" draw:end-shape="id37" draw:end-glue-point="3" svg:d="M14800 19900v-878h1548" svg:viewBox="0 0 1549 879">
          <text:p/>
        </draw:connector>
        <draw:connector draw:style-name="gr7" draw:text-style-name="P1" xml:id="id37" draw:id="id37" draw:layer="layout" svg:x1="17.859cm" svg:y1="17.493cm" svg:x2="16.348cm" svg:y2="19.022cm" svg:d="M17859 17493v765h-1511v764" svg:viewBox="0 0 1512 1530">
          <text:p/>
        </draw:connector>
        <draw:g>
          <draw:custom-shape draw:style-name="gr11" draw:text-style-name="P1" draw:layer="layout" svg:width="0.487cm" svg:height="1cm" svg:x="18.313cm" svg:y="17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17.7cm" svg:y="1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17.6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0.7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6.2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3.202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0" draw:text-style-name="P2" xml:id="id38" draw:id="id38" draw:layer="layout" svg:width="3.5cm" svg:height="1.1cm" svg:x="7.8cm" svg:y="14.5cm">
          <text:p text:style-name="P1"><text:span text:style-name="T1">CAMP</text:span><text:span text:style-name="T1">AGNA</text:span></text:p>
          <text:p text:style-name="P1"><text:span text:style-name="T1">PRO</text:span><text:span text:style-name="T1">MOZI</text:span><text:span text:style-name="T1">ON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39" draw:id="id39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8" draw:start-glue-point="0" draw:end-shape="id39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9" draw:start-glue-point="4" svg:d="M11800 12100v-1401h327v-901" svg:viewBox="0 0 328 2303">
          <text:p/>
        </draw:connector>
        <draw:frame draw:style-name="gr16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42" draw:text-style-name="P3" xml:id="id40" draw:id="id40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8" draw:start-glue-point="2" draw:end-shape="id40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40" draw:start-glue-point="7" svg:d="M15000 18050h1600v-612h398" svg:viewBox="0 0 1999 613">
          <text:p/>
        </draw:connector>
        <draw:frame draw:style-name="gr16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6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draw:layer="layout" svg:width="3.4cm" svg:height="1.2cm" svg:x="16.1cm" svg:y="20.3cm">
          <text:p text:style-name="P1"><text:span text:style-name="T1">ABBIGLI</text:span><text:span text:style-name="T1">AMENTO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19.8cm" svg:y="20.3cm">
          <text:p text:style-name="P1"><text:span text:style-name="T1">CALZ</text:span><text:span text:style-name="T1">ATU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22.9cm" svg:y="20.3cm">
          <text:p text:style-name="P1"><text:span text:style-name="T1">LUDI</text:span><text:span text:style-name="T1">CO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6cm" svg:height="0.6cm" svg:x="14.5cm" svg:y="22.6cm">
          <text:p text:style-name="P1"><text:span text:style-name="T1">UOM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7cm" svg:height="0.6cm" svg:x="16.6cm" svg:y="22.6cm">
          <text:p text:style-name="P1"><text:span text:style-name="T1">DONN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18.5cm" svg:y="22.6cm">
          <text:p text:style-name="P1"><text:span text:style-name="T1">BAMBIN</text:span><text:span text:style-name="T1">O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26cm" svg:height="0.393cm" svg:x="17.299cm" svg:y="21.5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7" draw:text-style-name="P1" draw:layer="layout" svg:width="4.694cm" svg:height="0.079cm" svg:x="15.052cm" svg:y="21.8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8" draw:text-style-name="P2" draw:layer="layout" svg:width="0.214cm" svg:height="0.628cm" svg:x="14.999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7.34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9.58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8" draw:text-style-name="P2" xml:id="id47" draw:id="id47" draw:layer="layout" svg:width="2.9cm" svg:height="1.1cm" svg:x="26cm" svg:y="20.3cm">
          <text:p text:style-name="P1"><text:span text:style-name="T1">ALIM</text:span><text:span text:style-name="T1">ENTA</text:span><text:span text:style-name="T1">R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6.8cm" svg:y="22.5cm">
          <text:p text:style-name="P1"><text:span text:style-name="T1">SENZ</text:span><text:span text:style-name="T1">A</text:span></text:p>
          <text:p text:style-name="P1"><text:span text:style-name="T1">GRA</text:span><text:span text:style-name="T1">SS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9cm" svg:y="22.5cm">
          <text:p text:style-name="P1"><text:span text:style-name="T1">SENZA</text:span></text:p>
          <text:p text:style-name="P1"><text:span text:style-name="T1">GLUTI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31.2cm" svg:y="22.5cm">
          <text:p text:style-name="P1"><text:span text:style-name="T1">VEGANO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1" draw:layer="layout" svg:width="0.26cm" svg:height="0.393cm" svg:x="27.3cm" svg:y="21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7" draw:text-style-name="P1" draw:layer="layout" svg:width="4.694cm" svg:height="0.079cm" svg:x="27.053cm" svg:y="21.7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0.214cm" svg:height="0.628cm" svg:x="2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29.34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31.58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custom-shape draw:style-name="gr50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text-style-name="P6" draw:layer="layout" svg:x1="1.7cm" svg:y1="8.2cm" svg:x2="1.7cm" svg:y2="8.6cm">
              <text:p/>
            </draw:line>
          </draw:g>
          <draw:frame draw:style-name="gr52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51" draw:text-style-name="P6" draw:layer="layout" svg:x1="2.9cm" svg:y1="8.2cm" svg:x2="2.9cm" svg:y2="8.6cm">
              <text:p/>
            </draw:line>
            <draw:custom-shape draw:style-name="gr53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50" draw:text-style-name="P5" draw:layer="layout" svg:width="0.2cm" svg:height="0.2cm" draw:transform="rotate (-1.5707963267949) translate (11.3cm 8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1.3cm" svg:y1="9cm" svg:x2="11.7cm" svg:y2="9cm">
            <text:p/>
          </draw:line>
        </draw:g>
        <draw:frame draw:style-name="gr52" draw:text-style-name="P7" draw:layer="layout" svg:width="0.9cm" svg:height="0.408cm" svg:x="10.8cm" svg:y="8.617cm">
          <draw:text-box>
            <text:p><text:span text:style-name="T3">P.IVA</text:span></text:p>
          </draw:text-box>
        </draw:frame>
        <draw:g>
          <draw:line draw:style-name="gr51" draw:text-style-name="P6" draw:layer="layout" svg:x1="12.3cm" svg:y1="8.4cm" svg:x2="12.3cm" svg:y2="8.6cm">
            <text:p/>
          </draw:line>
          <draw:custom-shape draw:style-name="gr53" draw:text-style-name="P8" draw:layer="layout" svg:width="0.2cm" svg:height="0.2cm" svg:x="12.2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1.689cm" svg:y="7.892cm">
          <draw:text-box>
            <text:p><text:span text:style-name="T3">num_telefono</text:span></text:p>
          </draw:text-box>
        </draw:frame>
        <draw:g>
          <draw:line draw:style-name="gr51" draw:text-style-name="P6" draw:layer="layout" svg:x1="12.9cm" svg:y1="8.2cm" svg:x2="12.9cm" svg:y2="8.6cm">
            <text:p/>
          </draw:line>
          <draw:custom-shape draw:style-name="gr53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14.401cm" svg:y1="8.201cm" svg:x2="14.401cm" svg:y2="8.601cm">
            <text:p/>
          </draw:line>
          <draw:custom-shape draw:style-name="gr53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layout" svg:width="1.3cm" svg:height="0.779cm" svg:x="13.8cm" svg:y="7.6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51" draw:text-style-name="P6" draw:layer="layout" svg:x1="14.8cm" svg:y1="8.4cm" svg:x2="14.8cm" svg:y2="8.6cm">
            <text:p/>
          </draw:line>
          <draw:custom-shape draw:style-name="gr53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50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3.7cm" svg:y1="8.2cm" svg:x2="23.7cm" svg:y2="8.6cm">
            <text:p/>
          </draw:line>
        </draw:g>
        <draw:frame draw:style-name="gr52" draw:text-style-name="P7" draw:layer="layout" svg:width="1.5cm" svg:height="0.408cm" svg:x="23cm" svg:y="7.717cm">
          <draw:text-box>
            <text:p><text:span text:style-name="T3">codice_reparto</text:span></text:p>
          </draw:text-box>
        </draw:frame>
        <draw:g>
          <draw:custom-shape draw:style-name="gr50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2cm" svg:y1="1.8cm" svg:x2="12cm" svg:y2="2.2cm">
            <text:p/>
          </draw:line>
        </draw:g>
        <draw:frame draw:style-name="gr54" draw:text-style-name="P7" draw:layer="layout" svg:width="1.7cm" svg:height="0.515cm" svg:x="11.3cm" svg:y="1.317cm">
          <draw:text-box>
            <text:p><text:span text:style-name="T3">codice_magazzi</text:span><text:span text:style-name="T3">no</text:span></text:p>
          </draw:text-box>
        </draw:frame>
        <draw:g>
          <draw:custom-shape draw:style-name="gr50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1.3cm" svg:y1="3.7cm" svg:x2="21.3cm" svg:y2="3.3cm">
            <text:p/>
          </draw:line>
        </draw:g>
        <draw:frame draw:style-name="gr54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50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6.6cm" svg:y1="3.9cm" svg:x2="16.6cm" svg:y2="4.3cm">
            <text:p/>
          </draw:line>
        </draw:g>
        <draw:frame draw:style-name="gr54" draw:text-style-name="P7" draw:layer="layout" svg:width="1.7cm" svg:height="0.515cm" svg:x="15.9cm" svg:y="3.417cm">
          <draw:text-box>
            <text:p><text:span text:style-name="T3">codi</text:span><text:span text:style-name="T3">ce_r</text:span><text:span text:style-name="T3">ipian</text:span><text:span text:style-name="T3">o</text:span></text:p>
          </draw:text-box>
        </draw:frame>
        <draw:g>
          <draw:custom-shape draw:style-name="gr50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.5cm" svg:y1="12.1cm" svg:x2="2.5cm" svg:y2="12.5cm">
            <text:p/>
          </draw:line>
        </draw:g>
        <draw:frame draw:style-name="gr54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51" draw:text-style-name="P6" draw:layer="layout" svg:x1="3.9cm" svg:y1="12.1cm" svg:x2="3.9cm" svg:y2="12.5cm">
            <text:p/>
          </draw:line>
          <draw:custom-shape draw:style-name="gr53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50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.699cm" svg:y1="16.4cm" svg:x2="2.099cm" svg:y2="16.4cm">
            <text:p/>
          </draw:line>
        </draw:g>
        <draw:frame draw:style-name="gr54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51" draw:text-style-name="P6" draw:layer="layout" svg:x1="4.7cm" svg:y1="15.699cm" svg:x2="4.7cm" svg:y2="16.099cm">
            <text:p/>
          </draw:line>
          <draw:custom-shape draw:style-name="gr53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51" draw:text-style-name="P6" draw:layer="layout" svg:x1="3.9cm" svg:y1="12.101cm" svg:x2="3.9cm" svg:y2="12.501cm">
            <text:p/>
          </draw:line>
          <draw:custom-shape draw:style-name="gr53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.6cm" svg:y1="15.7cm" svg:x2="2.6cm" svg:y2="16.1cm">
            <text:p/>
          </draw:line>
          <draw:custom-shape draw:style-name="gr53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50" draw:text-style-name="P5" draw:layer="layout" svg:width="0.2cm" svg:height="0.2cm" draw:transform="rotate (-3.14159265358979) translate (19.2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9.1cm" svg:y1="17.902cm" svg:x2="19.1cm" svg:y2="17.502cm">
            <text:p/>
          </draw:line>
        </draw:g>
        <draw:frame draw:style-name="gr52" draw:text-style-name="P7" draw:layer="layout" svg:width="1.5cm" svg:height="0.408cm" svg:x="18.5cm" svg:y="18cm">
          <draw:text-box>
            <text:p><text:span text:style-name="T3">codice_a_barre</text:span></text:p>
          </draw:text-box>
        </draw:frame>
        <draw:frame draw:style-name="gr52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51" draw:text-style-name="P6" draw:layer="layout" svg:x1="19.8cm" svg:y1="17.7cm" svg:x2="19.801cm" svg:y2="17.503cm">
            <text:p/>
          </draw:line>
          <draw:custom-shape draw:style-name="gr53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9.799cm" svg:y1="16.3cm" svg:x2="19.799cm" svg:y2="16.7cm">
            <text:p/>
          </draw:line>
          <draw:custom-shape draw:style-name="gr53" draw:text-style-name="P8" draw:layer="layout" svg:width="0.2cm" svg:height="0.2cm" svg:x="19.7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20.101cm" svg:y1="17.4cm" svg:x2="19.904cm" svg:y2="17.4cm">
            <text:p/>
          </draw:line>
          <draw:custom-shape draw:style-name="gr53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50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401cm" svg:y1="15cm" svg:x2="7.801cm" svg:y2="15cm">
            <text:p/>
          </draw:line>
        </draw:g>
        <draw:frame draw:style-name="gr55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51" draw:text-style-name="P6" draw:layer="layout" svg:x1="8.9cm" svg:y1="14.101cm" svg:x2="8.9cm" svg:y2="14.501cm">
            <text:p/>
          </draw:line>
          <draw:custom-shape draw:style-name="gr53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8.9cm" svg:y1="14.102cm" svg:x2="8.9cm" svg:y2="14.502cm">
            <text:p/>
          </draw:line>
          <draw:custom-shape draw:style-name="gr53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8.2cm" svg:y1="14.102cm" svg:x2="8.2cm" svg:y2="14.502cm">
            <text:p/>
          </draw:line>
          <draw:custom-shape draw:style-name="gr53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51" draw:text-style-name="P6" draw:layer="layout" svg:x1="8.2cm" svg:y1="14.103cm" svg:x2="8.2cm" svg:y2="14.503cm">
            <text:p/>
          </draw:line>
          <draw:custom-shape draw:style-name="gr53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9.9cm" svg:y1="19.7cm" svg:x2="9.9cm" svg:y2="20.1cm">
            <text:p/>
          </draw:line>
        </draw:g>
        <draw:frame draw:style-name="gr52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50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7cm" svg:y1="24.9cm" svg:x2="7.7cm" svg:y2="25.3cm">
            <text:p/>
          </draw:line>
        </draw:g>
        <draw:frame draw:style-name="gr52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51" draw:text-style-name="P6" draw:layer="layout" svg:x1="7.101cm" svg:y1="25.5cm" svg:x2="7.501cm" svg:y2="25.5cm">
            <text:p/>
          </draw:line>
          <draw:custom-shape draw:style-name="gr53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2.6cm" svg:y1="15.701cm" svg:x2="2.6cm" svg:y2="16.101cm">
            <text:p/>
          </draw:line>
          <draw:custom-shape draw:style-name="gr53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51" draw:text-style-name="P6" draw:layer="layout" svg:x1="7.101cm" svg:y1="26.201cm" svg:x2="7.501cm" svg:y2="26.201cm">
            <text:p/>
          </draw:line>
          <draw:custom-shape draw:style-name="gr53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50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7cm" svg:y1="23.8cm" svg:x2="36.6cm" svg:y2="23.8cm">
            <text:p/>
          </draw:line>
        </draw:g>
        <draw:frame draw:style-name="gr54" draw:text-style-name="P7" draw:layer="layout" svg:width="1.6cm" svg:height="0.515cm" svg:x="36.4cm" svg:y="23.4cm">
          <draw:text-box>
            <text:p><text:span text:style-name="T3">codice_categoria</text:span></text:p>
          </draw:text-box>
        </draw:frame>
        <draw:frame draw:style-name="gr52" draw:text-style-name="P7" draw:layer="layout" svg:width="0.9cm" svg:height="0.408cm" svg:x="16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16.4cm" svg:y1="19.9cm" svg:x2="16.4cm" svg:y2="20.3cm">
            <text:p/>
          </draw:line>
          <draw:custom-shape draw:style-name="gr53" draw:text-style-name="P8" draw:layer="layout" svg:width="0.2cm" svg:height="0.2cm" svg:x="16.3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1cm" svg:height="0.515cm" svg:x="16.7cm" svg:y="19.401cm">
          <draw:text-box>
            <text:p><text:span text:style-name="T3">materiale</text:span></text:p>
          </draw:text-box>
        </draw:frame>
        <draw:g>
          <draw:line draw:style-name="gr51" draw:text-style-name="P6" draw:layer="layout" svg:x1="17.2cm" svg:y1="19.901cm" svg:x2="17.2cm" svg:y2="20.301cm">
            <text:p/>
          </draw:line>
          <draw:custom-shape draw:style-name="gr53" draw:text-style-name="P8" draw:layer="layout" svg:width="0.2cm" svg:height="0.2cm" svg:x="17.1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1.2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21.6cm" svg:y1="19.9cm" svg:x2="21.6cm" svg:y2="20.3cm">
            <text:p/>
          </draw:line>
          <draw:custom-shape draw:style-name="gr53" draw:text-style-name="P8" draw:layer="layout" svg:width="0.2cm" svg:height="0.2cm" svg:x="21.5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23.7cm" svg:y="19.401cm">
          <draw:text-box>
            <text:p><text:span text:style-name="T3">eta_minima</text:span></text:p>
          </draw:text-box>
        </draw:frame>
        <draw:g>
          <draw:line draw:style-name="gr51" draw:text-style-name="P6" draw:layer="layout" svg:x1="24.4cm" svg:y1="19.901cm" svg:x2="24.4cm" svg:y2="20.301cm">
            <text:p/>
          </draw:line>
          <draw:custom-shape draw:style-name="gr53" draw:text-style-name="P8" draw:layer="layout" svg:width="0.2cm" svg:height="0.2cm" svg:x="24.3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34.2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4.3cm" svg:y1="8.3cm" svg:x2="34.3cm" svg:y2="8.7cm">
            <text:p/>
          </draw:line>
        </draw:g>
        <draw:frame draw:style-name="gr52" draw:text-style-name="P7" draw:layer="layout" svg:width="1.4cm" svg:height="0.408cm" svg:x="33.7cm" svg:y="7.817cm">
          <draw:text-box>
            <text:p><text:span text:style-name="T3">matricola</text:span></text:p>
          </draw:text-box>
        </draw:frame>
        <draw:frame draw:style-name="gr52" draw:text-style-name="P7" draw:layer="layout" svg:width="1.3cm" svg:height="0.408cm" svg:x="34.2cm" svg:y="22.5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4.9cm" svg:y1="23cm" svg:x2="34.9cm" svg:y2="23.4cm">
            <text:p/>
          </draw:line>
          <draw:custom-shape draw:style-name="gr53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3" xml:id="id41" draw:id="id41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13" draw:start-glue-point="3" draw:end-shape="id41" draw:end-glue-point="5" svg:d="M2100 16700h-1000v-5750h3300" svg:viewBox="0 0 3301 5751">
          <text:p/>
        </draw:connector>
        <draw:frame draw:style-name="gr16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6" draw:text-style-name="P4" draw:layer="layout" svg:width="1.6cm" svg:height="0.779cm" svg:x="17.4cm" svg:y="5.401cm">
          <draw:text-box>
            <text:p><text:span text:style-name="T2">(0, n</text:span><text:span text:style-name="T1">)</text:span></text:p>
          </draw:text-box>
        </draw:frame>
        <draw:g>
          <draw:g>
            <draw:line draw:style-name="gr51" draw:text-style-name="P6" draw:layer="layout" svg:x1="7.1cm" svg:y1="8.199cm" svg:x2="7.1cm" svg:y2="8.599cm">
              <text:p/>
            </draw:line>
            <draw:custom-shape draw:style-name="gr53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51" draw:text-style-name="P6" draw:layer="layout" svg:x1="18.3cm" svg:y1="7cm" svg:x2="18.3cm" svg:y2="7.4cm">
            <text:p/>
          </draw:line>
          <draw:custom-shape draw:style-name="gr53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7cm" svg:y1="6.899cm" svg:x2="17cm" svg:y2="7.299cm">
            <text:p/>
          </draw:line>
          <draw:custom-shape draw:style-name="gr53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51" draw:text-style-name="P6" draw:layer="layout" svg:x1="30.299cm" svg:y1="7.999cm" svg:x2="30.299cm" svg:y2="8.399cm">
            <text:p/>
          </draw:line>
          <draw:custom-shape draw:style-name="gr53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0.799cm" svg:y1="8.5cm" svg:x2="30.799cm" svg:y2="8.9cm">
            <text:p/>
          </draw:line>
          <draw:custom-shape draw:style-name="gr53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51" draw:text-style-name="P6" draw:layer="layout" svg:x1="29.699cm" svg:y1="8.4cm" svg:x2="29.699cm" svg:y2="8.8cm">
            <text:p/>
          </draw:line>
          <draw:custom-shape draw:style-name="gr53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51" draw:text-style-name="P6" draw:layer="layout" svg:x1="24.699cm" svg:y1="11.299cm" svg:x2="24.699cm" svg:y2="11.699cm">
            <text:p/>
          </draw:line>
          <draw:custom-shape draw:style-name="gr53" draw:text-style-name="P8" draw:layer="layout" svg:width="0.2cm" svg:height="0.2cm" svg:x="24.6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cm" svg:x2="24.199cm" svg:y2="12.1cm">
            <text:p/>
          </draw:line>
          <draw:custom-shape draw:style-name="gr53" draw:text-style-name="P8" draw:layer="layout" svg:width="0.2cm" svg:height="0.2cm" svg:x="24.1cm" svg:y="11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5.699cm" svg:y1="11.5cm" svg:x2="25.699cm" svg:y2="11.9cm">
            <text:p/>
          </draw:line>
          <draw:custom-shape draw:style-name="gr53" draw:text-style-name="P8" draw:layer="layout" svg:width="0.2cm" svg:height="0.2cm" svg:x="25.6cm" svg:y="11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5.1cm" svg:y="11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23.6cm" svg:y="11.192cm">
          <draw:text-box>
            <text:p><text:span text:style-name="T3">data_fine</text:span></text:p>
          </draw:text-box>
        </draw:frame>
        <draw:g>
          <draw:line draw:style-name="gr51" draw:text-style-name="P6" draw:layer="layout" svg:x1="14.199cm" svg:y1="13.807cm" svg:x2="14.199cm" svg:y2="14.207cm">
            <text:p/>
          </draw:line>
          <draw:custom-shape draw:style-name="gr53" draw:text-style-name="P8" draw:layer="layout" svg:width="0.2cm" svg:height="0.2cm" svg:x="14.1cm" svg:y="13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3.6cm" svg:y="13.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3.699cm" svg:y1="14.208cm" svg:x2="13.699cm" svg:y2="14.608cm">
            <text:p/>
          </draw:line>
          <draw:custom-shape draw:style-name="gr53" draw:text-style-name="P8" draw:layer="layout" svg:width="0.2cm" svg:height="0.2cm" svg:x="13.6cm" svg:y="14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99cm" svg:y1="14.008cm" svg:x2="14.999cm" svg:y2="14.408cm">
            <text:p/>
          </draw:line>
          <draw:custom-shape draw:style-name="gr53" draw:text-style-name="P8" draw:layer="layout" svg:width="0.2cm" svg:height="0.2cm" svg:x="14.9cm" svg:y="13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4.4cm" svg:y="13.508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13.1cm" svg:y="13.7cm">
          <draw:text-box>
            <text:p><text:span text:style-name="T3">data_fine</text:span></text:p>
          </draw:text-box>
        </draw:frame>
        <draw:g>
          <draw:line draw:style-name="gr51" draw:text-style-name="P6" draw:layer="layout" svg:x1="7.499cm" svg:y1="16.5cm" svg:x2="7.499cm" svg:y2="16.9cm">
            <text:p/>
          </draw:line>
          <draw:custom-shape draw:style-name="gr53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51" draw:text-style-name="P6" draw:layer="layout" svg:x1="19.999cm" svg:y1="11.208cm" svg:x2="19.999cm" svg:y2="11.608cm">
            <text:p/>
          </draw:line>
          <draw:custom-shape draw:style-name="gr53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51" draw:text-style-name="P6" draw:layer="layout" svg:x1="24.699cm" svg:y1="11.3cm" svg:x2="24.699cm" svg:y2="11.7cm">
            <text:p/>
          </draw:line>
          <draw:custom-shape draw:style-name="gr53" draw:text-style-name="P8" draw:layer="layout" svg:width="0.2cm" svg:height="0.2cm" svg:x="24.6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3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01cm" svg:x2="24.199cm" svg:y2="12.101cm">
            <text:p/>
          </draw:line>
          <draw:custom-shape draw:style-name="gr53" draw:text-style-name="P8" draw:layer="layout" svg:width="0.2cm" svg:height="0.2cm" svg:x="24.1cm" svg:y="11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3.6cm" svg:y="11.193cm">
          <draw:text-box>
            <text:p><text:span text:style-name="T3">data_fine</text:span></text:p>
          </draw:text-box>
        </draw:frame>
        <draw:g>
          <draw:line draw:style-name="gr51" draw:text-style-name="P6" draw:layer="layout" svg:x1="11.5cm" svg:y1="17.899cm" svg:x2="11.5cm" svg:y2="18.299cm">
            <text:p/>
          </draw:line>
          <draw:custom-shape draw:style-name="gr53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51" draw:text-style-name="P6" draw:layer="layout" svg:x1="11.5cm" svg:y1="17.9cm" svg:x2="11.5cm" svg:y2="18.3cm">
            <text:p/>
          </draw:line>
          <draw:custom-shape draw:style-name="gr53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cm" svg:y1="17.599cm" svg:x2="14.9cm" svg:y2="17.999cm">
            <text:p/>
          </draw:line>
          <draw:custom-shape draw:style-name="gr53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51" draw:text-style-name="P6" draw:layer="layout" svg:x1="14.9cm" svg:y1="17.6cm" svg:x2="14.9cm" svg:y2="18cm">
            <text:p/>
          </draw:line>
          <draw:custom-shape draw:style-name="gr53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3cm" svg:y1="19.9cm" svg:x2="14.3cm" svg:y2="20.3cm">
            <text:p/>
          </draw:line>
          <draw:custom-shape draw:style-name="gr53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4.3cm" svg:y1="19.901cm" svg:x2="14.3cm" svg:y2="20.301cm">
            <text:p/>
          </draw:line>
          <draw:custom-shape draw:style-name="gr53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2" xml:id="id44" draw:id="id44" draw:layer="layout" svg:width="2.6cm" svg:height="1.1cm" svg:x="38.9cm" svg:y="8.7cm">
          <text:p text:style-name="P1"><text:span text:style-name="T1">CLIENTE</text:span></text:p>
          <text:p text:style-name="P1"><text:span text:style-name="T1"><text:s/></text:span><text:span text:style-name="T1">FEDELE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42" draw:id="id42" draw:layer="layout" svg:x1="4.7cm" svg:y1="28.6cm" svg:x2="40.817cm" svg:y2="29.104cm" draw:start-shape="id15" draw:start-glue-point="7" svg:d="M4700 28600h18310v504h17807" svg:viewBox="0 0 36118 505">
          <text:p/>
        </draw:connector>
        <draw:connector draw:style-name="gr7" draw:text-style-name="P1" xml:id="id43" draw:id="id43" draw:layer="layout" draw:line-skew="0.271cm" svg:x1="40.817cm" svg:y1="29.104cm" svg:x2="40.196cm" svg:y2="11.399cm" draw:start-shape="id42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43" draw:start-glue-point="3" draw:end-shape="id44" draw:end-glue-point="2" svg:d="M40196 11399v-799h4v-800" svg:viewBox="0 0 5 1600">
          <text:p/>
        </draw:connector>
        <draw:custom-shape draw:style-name="gr58" draw:text-style-name="P2" xml:id="id46" draw:id="id46" draw:layer="layout" svg:width="3.189cm" svg:height="1.3cm" svg:x="37.789cm" svg:y="18.107cm">
          <text:p text:style-name="P1"><text:span text:style-name="T1">VALORE</text:span></text:p>
          <text:p text:style-name="P1"><text:span text:style-name="T1">NUTRIZIONAL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xml:id="id45" draw:id="id45" draw:layer="layout" svg:width="1.8cm" svg:height="1.6cm" svg:x="36.089cm" svg:y="20.207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7.889cm" svg:y1="21.007cm" svg:x2="39.383cm" svg:y2="19.407cm" draw:start-shape="id45" draw:start-glue-point="7" draw:end-shape="id46" draw:end-glue-point="2" svg:d="M37889 21007h1494v-1600" svg:viewBox="0 0 1495 1601">
          <text:p/>
        </draw:connector>
        <draw:connector draw:style-name="gr7" draw:text-style-name="P1" draw:layer="layout" svg:x1="36.089cm" svg:y1="21.007cm" svg:x2="28.9cm" svg:y2="20.85cm" draw:start-shape="id45" draw:start-glue-point="5" draw:end-shape="id47" draw:end-glue-point="1" svg:d="M36089 21007h-3594v-157h-3595" svg:viewBox="0 0 7190 158">
          <text:p/>
        </draw:connector>
        <draw:frame draw:style-name="gr16" draw:text-style-name="P4" draw:layer="layout" svg:width="1.66cm" svg:height="0.779cm" svg:x="39.629cm" svg:y="19.607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8.929cm" svg:y="20.207cm">
          <draw:text-box>
            <text:p><text:span text:style-name="T2">(1, n</text:span><text:span text:style-name="T1">)</text:span></text:p>
          </draw:text-box>
        </draw:frame>
        <draw:frame draw:style-name="gr52" draw:text-style-name="P7" draw:layer="layout" svg:width="1.3cm" svg:height="0.408cm" svg:x="37.889cm" svg:y="17.207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7cm" svg:x2="38.489cm" svg:y2="18.107cm">
            <text:p/>
          </draw:line>
          <draw:custom-shape draw:style-name="gr53" draw:text-style-name="P8" draw:layer="layout" svg:width="0.2cm" svg:height="0.2cm" svg:x="38.39cm" svg:y="17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9.089cm" svg:y="17.208cm">
          <draw:text-box>
            <text:p><text:span text:style-name="T3">nome</text:span></text:p>
          </draw:text-box>
        </draw:frame>
        <draw:g>
          <draw:line draw:style-name="gr51" draw:text-style-name="P6" draw:layer="layout" svg:x1="39.489cm" svg:y1="17.708cm" svg:x2="39.489cm" svg:y2="18.108cm">
            <text:p/>
          </draw:line>
          <draw:custom-shape draw:style-name="gr53" draw:text-style-name="P8" draw:layer="layout" svg:width="0.2cm" svg:height="0.2cm" svg:x="39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889cm" svg:y="17.20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40.289cm" svg:y="17.5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40.389cm" svg:y1="17.707cm" svg:x2="40.389cm" svg:y2="18.107cm">
            <text:p/>
          </draw:line>
        </draw:g>
        <draw:frame draw:style-name="gr52" draw:text-style-name="P7" draw:layer="layout" svg:width="1.4cm" svg:height="0.408cm" svg:x="39.789cm" svg:y="17.224cm">
          <draw:text-box>
            <text:p><text:span text:style-name="T3">codice_valore</text:span></text:p>
          </draw:text-box>
        </draw:frame>
        <draw:g>
          <draw:line draw:style-name="gr51" draw:text-style-name="P6" draw:layer="layout" svg:x1="21.299cm" svg:y1="11.109cm" svg:x2="21.299cm" svg:y2="11.509cm">
            <text:p/>
          </draw:line>
          <draw:custom-shape draw:style-name="gr53" draw:text-style-name="P8" draw:layer="layout" svg:width="0.2cm" svg:height="0.2cm" svg:x="21.2cm" svg:y="1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589cm" svg:height="0.565cm" svg:x="20.6cm" svg:y="10.601cm">
          <draw:text-box>
            <text:p><text:span text:style-name="T3">quantita_esposta</text:span></text:p>
          </draw:text-box>
        </draw:frame>
        <draw:g>
          <draw:line draw:style-name="gr51" draw:text-style-name="P6" draw:layer="layout" svg:x1="25.389cm" svg:y1="8.207cm" svg:x2="25.389cm" svg:y2="8.607cm">
            <text:p/>
          </draw:line>
          <draw:custom-shape draw:style-name="gr53" draw:text-style-name="P8" draw:layer="layout" svg:width="0.2cm" svg:height="0.2cm" svg:x="25.2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0.9cm" svg:height="0.515cm" svg:x="24.989cm" svg:y="7.708cm">
          <draw:text-box>
            <text:p><text:span text:style-name="T3">nome</text:span></text:p>
          </draw:text-box>
        </draw:frame>
        <draw:g>
          <draw:line draw:style-name="gr51" draw:text-style-name="P6" draw:layer="layout" svg:x1="11.689cm" svg:y1="14.806cm" svg:x2="11.289cm" svg:y2="14.806cm">
            <text:p/>
          </draw:line>
          <draw:custom-shape draw:style-name="gr53" draw:text-style-name="P8" draw:layer="layout" svg:width="0.2cm" svg:height="0.2cm" draw:transform="rotate (-1.5707963267949) translate (11.888cm 14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11.689cm" svg:y="14.6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13.8cm" svg:y1="8.401cm" svg:x2="13.8cm" svg:y2="8.601cm">
            <text:p/>
          </draw:line>
          <draw:custom-shape draw:style-name="gr53" draw:text-style-name="P8" draw:layer="layout" svg:width="0.2cm" svg:height="0.2cm" svg:x="13.701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3.389cm" svg:y="7.907cm">
          <draw:text-box>
            <text:p><text:span text:style-name="T3">nome</text:span></text:p>
          </draw:text-box>
        </draw:frame>
        <draw:custom-shape draw:style-name="gr57" draw:text-style-name="P2" draw:layer="layout" svg:width="2.6cm" svg:height="1.1cm" svg:x="36.2cm" svg:y="5.1cm">
          <text:p text:style-name="P1"><text:span text:style-name="T1">PERSONA</text:span></text:p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1.4cm" svg:height="0.408cm" svg:x="35.689cm" svg:y="4.223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6.689cm" svg:y="4.223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37.889cm" svg:y="4.223cm">
          <draw:text-box>
            <text:p><text:span text:style-name="T3">eta</text:span></text:p>
          </draw:text-box>
        </draw:frame>
        <draw:g>
          <draw:custom-shape draw:style-name="gr50" draw:text-style-name="P5" draw:layer="layout" svg:width="0.2cm" svg:height="0.2cm" draw:transform="rotate (-3.14159265358979) translate (36.389cm 4.7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6.289cm" svg:y1="4.707cm" svg:x2="36.289cm" svg:y2="5.107cm">
            <text:p/>
          </draw:line>
        </draw:g>
        <draw:g>
          <draw:line draw:style-name="gr51" draw:text-style-name="P6" draw:layer="layout" svg:x1="37.09cm" svg:y1="4.706cm" svg:x2="37.09cm" svg:y2="5.106cm">
            <text:p/>
          </draw:line>
          <draw:custom-shape draw:style-name="gr53" draw:text-style-name="P8" draw:layer="layout" svg:width="0.2cm" svg:height="0.2cm" draw:transform="rotate (-3.14159265358979) translate (37.1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5.089cm" svg:y="4.799cm">
          <draw:text-box>
            <text:p><text:span text:style-name="T3">cognome</text:span></text:p>
          </draw:text-box>
        </draw:frame>
        <draw:g>
          <draw:line draw:style-name="gr51" draw:text-style-name="P6" draw:layer="layout" svg:x1="35.78cm" svg:y1="5.166cm" svg:x2="36.18cm" svg:y2="5.166cm">
            <text:p/>
          </draw:line>
          <draw:custom-shape draw:style-name="gr53" draw:text-style-name="P8" draw:layer="layout" svg:width="0.2cm" svg:height="0.2cm" draw:transform="rotate (1.5707963267949) translate (35.581cm 5.26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19cm" svg:y1="4.706cm" svg:x2="38.19cm" svg:y2="5.106cm">
            <text:p/>
          </draw:line>
          <draw:custom-shape draw:style-name="gr53" draw:text-style-name="P8" draw:layer="layout" svg:width="0.2cm" svg:height="0.2cm" draw:transform="rotate (-3.14159265358979) translate (38.2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69cm" svg:y1="4.706cm" svg:x2="38.69cm" svg:y2="5.106cm">
            <text:p/>
          </draw:line>
          <draw:custom-shape draw:style-name="gr53" draw:text-style-name="P8" draw:layer="layout" svg:width="0.2cm" svg:height="0.2cm" draw:transform="rotate (-3.14159265358979) translate (38.789cm 4.7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5.089cm" svg:y="5.207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5.789cm" svg:y1="5.592cm" svg:x2="36.189cm" svg:y2="5.592cm">
            <text:p/>
          </draw:line>
          <draw:custom-shape draw:style-name="gr53" draw:text-style-name="P8" draw:layer="layout" svg:width="0.2cm" svg:height="0.2cm" draw:transform="rotate (1.5707963267949) translate (35.59cm 5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789cm" svg:y1="5.593cm" svg:x2="36.189cm" svg:y2="5.593cm">
            <text:p/>
          </draw:line>
          <draw:custom-shape draw:style-name="gr53" draw:text-style-name="P8" draw:layer="layout" svg:width="0.2cm" svg:height="0.2cm" draw:transform="rotate (1.5707963267949) translate (35.59cm 5.6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5.089cm" svg:y="5.622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5.789cm" svg:y1="6.007cm" svg:x2="36.189cm" svg:y2="6.007cm">
            <text:p/>
          </draw:line>
          <draw:custom-shape draw:style-name="gr53" draw:text-style-name="P8" draw:layer="layout" svg:width="0.2cm" svg:height="0.2cm" draw:transform="rotate (1.5707963267949) translate (35.59cm 6.1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789cm" svg:y1="6.008cm" svg:x2="36.189cm" svg:y2="6.008cm">
            <text:p/>
          </draw:line>
          <draw:custom-shape draw:style-name="gr53" draw:text-style-name="P8" draw:layer="layout" svg:width="0.2cm" svg:height="0.2cm" draw:transform="rotate (1.5707963267949) translate (35.59cm 6.1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39.289cm" svg:y="4.942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51" draw:text-style-name="P6" draw:layer="layout" svg:x1="39.189cm" svg:y1="5.306cm" svg:x2="38.789cm" svg:y2="5.306cm">
            <text:p/>
          </draw:line>
          <draw:custom-shape draw:style-name="gr53" draw:text-style-name="P8" draw:layer="layout" svg:width="0.2cm" svg:height="0.2cm" draw:transform="rotate (-1.5707963267949) translate (39.388cm 5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7.69cm" svg:y1="4.691cm" svg:x2="37.69cm" svg:y2="5.091cm">
            <text:p/>
          </draw:line>
          <draw:custom-shape draw:style-name="gr53" draw:text-style-name="P8" draw:layer="layout" svg:width="0.2cm" svg:height="0.2cm" draw:transform="rotate (-3.14159265358979) translate (37.789cm 4.6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1cm" svg:height="0.565cm" svg:x="37.189cm" svg:y="4.207cm">
          <draw:text-box>
            <text:p><text:span text:style-name="T3">telefono</text:span></text:p>
          </draw:text-box>
        </draw:frame>
        <draw:g>
          <draw:custom-shape draw:style-name="gr11" draw:text-style-name="P1" draw:layer="layout" svg:width="0.387cm" svg:height="1cm" svg:x="37.602cm" svg:y="6.20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9" draw:text-style-name="P1" draw:layer="layout" svg:width="5.3cm" svg:height="0.2cm" svg:x="35.089cm" svg:y="7.20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4cm" svg:height="1.3cm" svg:x="34.989cm" svg:y="7.4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0" draw:text-style-name="P2" draw:layer="layout" svg:width="0.4cm" svg:height="1.3cm" svg:x="40.089cm" svg:y="7.4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6" draw:text-style-name="P2" xml:id="id49" draw:id="id49" draw:layer="layout" svg:width="3.4cm" svg:height="1.2cm" svg:x="6.489cm" svg:y="3.107cm">
          <text:p text:style-name="P1"><text:span text:style-name="T1">FRANCHISING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48" draw:id="id48" draw:layer="layout" svg:width="2.5cm" svg:height="1.6cm" svg:x="6.889cm" svg:y="5.3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389cm" svg:y1="6.107cm" svg:x2="9.389cm" svg:y2="6.107cm" draw:start-shape="id48" draw:end-shape="id48" svg:d="M9389 6107z" svg:viewBox="0 0 1 1">
          <text:p/>
        </draw:connector>
        <draw:connector draw:style-name="gr7" draw:text-style-name="P1" draw:layer="layout" svg:x1="8.139cm" svg:y1="5.307cm" svg:x2="8.189cm" svg:y2="4.307cm" draw:start-shape="id48" draw:start-glue-point="4" draw:end-shape="id49" draw:end-glue-point="2" svg:d="M8139 5307v-500h50v-500" svg:viewBox="0 0 51 1001">
          <text:p/>
        </draw:connector>
        <draw:connector draw:style-name="gr7" draw:text-style-name="P1" xml:id="id50" draw:id="id50" draw:layer="layout" draw:line-skew="0.146cm" svg:x1="8.139cm" svg:y1="6.907cm" svg:x2="10.206cm" svg:y2="7.713cm" draw:start-shape="id48" draw:start-glue-point="6" svg:d="M8139 6907v800h2067v6" svg:viewBox="0 0 2068 807">
          <text:p/>
        </draw:connector>
        <draw:connector draw:style-name="gr7" draw:text-style-name="P1" draw:layer="layout" svg:x1="10.206cm" svg:y1="7.713cm" svg:x2="11.696cm" svg:y2="8.699cm" draw:start-shape="id50" draw:start-glue-point="3" svg:d="M10206 7713h996v986h494" svg:viewBox="0 0 1491 987">
          <text:p/>
        </draw:connector>
        <draw:frame draw:style-name="gr16" draw:text-style-name="P4" draw:layer="layout" svg:width="1.66cm" svg:height="0.779cm" svg:x="7.989cm" svg:y="4.207cm">
          <draw:text-box>
            <text:p><text:span text:style-name="T2">(</text:span><text:span text:style-name="T2">0</text:span><text:span text:style-name="T2">, </text:span><text:span text:style-name="T2">n</text:span><text:span text:style-name="T1">)</text:span></text:p>
          </draw:text-box>
        </draw:frame>
        <draw:frame draw:style-name="gr16" draw:text-style-name="P4" draw:layer="layout" svg:width="1.6cm" svg:height="0.779cm" svg:x="10.089cm" svg:y="7.128cm">
          <draw:text-box>
            <text:p><text:span text:style-name="T2">(0, 1</text:span><text:span text:style-name="T1">)</text:span></text:p>
          </draw:text-box>
        </draw:frame>
        <draw:g>
          <draw:line draw:style-name="gr51" draw:text-style-name="P6" draw:layer="layout" svg:x1="8.8cm" svg:y1="2.901cm" svg:x2="8.8cm" svg:y2="3.101cm">
            <text:p/>
          </draw:line>
          <draw:custom-shape draw:style-name="gr53" draw:text-style-name="P8" draw:layer="layout" svg:width="0.2cm" svg:height="0.2cm" svg:x="8.701cm" svg:y="2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8.389cm" svg:y="2.393cm">
          <draw:text-box>
            <text:p><text:span text:style-name="T3">n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13T23:27:57.567673903</dc:date>
    <meta:editing-duration>PT4H17M44S</meta:editing-duration>
    <meta:editing-cycles>125</meta:editing-cycles>
    <meta:generator>LibreOffice/5.4.6.2$Linux_X86_64 LibreOffice_project/40m0$Build-2</meta:generator>
    <meta:document-statistic meta:object-count="524"/>
  </office:meta>
</office:document-meta>
</file>